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 table:number-rows-repeated="3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 table:number-rows-repeated="3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 table:number-rows-repeated="11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table:number-columns-repeated="8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001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001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 table:number-rows-repeated="8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 table:number-rows-repeated="1048296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